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officeooo:rsid="001e7bda"/>
    </style:style>
    <style:style style:name="T2" style:family="text">
      <style:text-properties officeooo:rsid="001e7bda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ão precisa — já tenho o texto aqui.</text:p>
      <text:p text:style-name="Text_20_body">Vou fazer a tradução/adaptação diretamente a partir dele, mantendo o seu estilo ensaístico — mas ajustando o inglês para soar <text:span text:style-name="Strong_20_Emphasis">natural, elegante e publicável internacionalmente</text:span> (não apenas traduzido).</text:p>
      <text:p text:style-name="Horizontal_20_Line"/>
      <text:h text:style-name="Heading_20_1" text:outline-level="1"><text:span text:style-name="Strong_20_Emphasis">📝 The Eternal Navigation: From Ulysses to Artificial Intelligence</text:span></text:h>
      <text:p text:style-name="Text_20_body"><text:span text:style-name="Strong_20_Emphasis">What Homer, Dante and Joyce can teach us about navigating the digital age</text:span></text:p>
      <text:p text:style-name="Text_20_body">Many people know — without quite realizing it — the maxim attributed to the Roman statesman Pompey, who is said to have used it to persuade fearful sailors to face the sea: <text:span text:style-name="Emphasis">Navigare necesse est; vivere non est necesse.</text:span> In Portuguese — my native tongue — it became famous through Fernando Pessoa: “To navigate is necessary; to live is not necessary.”</text:p>
      <text:p text:style-name="Text_20_body">But to grasp the weight of this necessity, we may need to look at the many faces of Ulysses — the traveler who never ceases to be reinvented by literature, and who, even today, may serve as a compass for interpreting our own time.</text:p>
      <text:p text:style-name="Text_20_body">The Greek Odysseus is the master of <text:span text:style-name="Emphasis">mêtis</text:span>: cunning intelligence, stratagem — or, in more colloquial terms, a kind of resourceful cleverness. The hero of the <text:span text:style-name="Emphasis">Odyssey</text:span> does not prevail through brute force, but through ingenuity. The episode of the Trojan Horse, traditionally attributed to him, is perhaps the most famous example of this form of intelligence.</text:p>
      <text:p text:style-name="Text_20_body">In this sense, Ulysses represents something profoundly human: the capacity to invent tools in order to circumvent fate. His cunning is, in a way, the most primitive form of technology — intelligence applied to overcoming the limits imposed by nature. For him, navigation is above all a path of return to the center: the long attempt to rediscover Ithaca — that is, one’s own identity.</text:p>
      <text:p text:style-name="Text_20_body">Many centuries later, in the High Middle Ages, Dante Alighieri’s Ulysses no longer wishes to return home. In the famous Canto XXVI of the <text:span text:style-name="Emphasis">Inferno</text:span>, he sails beyond the Pillars of Hercules — the limits of the known world — driven by an insatiable thirst for knowledge.</text:p>
      <text:p text:style-name="Text_20_body">His exhortation to his companions echoes like a manifesto of human curiosity:</text:p>
      <text:p text:style-name="Quotations">“You were not made to live like brutes,<text:line-break/>but to follow virtue and knowledge.”</text:p>
      <text:p text:style-name="Text_20_body">Here, navigation ceases to be a return to origins and becomes an intellectual adventure. The voyage is now the risk inherent in the pursuit of the unknown — an impulse so deeply human that it acquires an almost tragic dimension.</text:p>
      <text:p text:style-name="Text_20_body">In the nineteenth century, the Victorian poet Alfred Tennyson offers yet another metamorphosis of the hero. In his poem <text:span text:style-name="Emphasis">Ulysses</text:span>, we encounter an aging man who refuses to accept stillness.</text:p>
      <text:p text:style-name="Text_20_body">For him, rest is the rust of the soul. Even in the twilight of life, he insists on setting out once more. His motto remains unforgettable:</text:p>
      <text:p text:style-name="Quotations">“To strive, to seek, to find, and not to yield.”</text:p>
      <text:p text:style-name="Text_20_body"><text:soft-page-break/>Navigation becomes, then, an act of resistance against stagnation — a refusal to accept that time should turn man into a mere spectator of his own life.</text:p>
      <text:p text:style-name="Text_20_body">And so we arrive at modernity. The hero no longer faces sirens or sea monsters, but the labyrinth of his own consciousness. In <text:span text:style-name="Emphasis">Ulysses</text:span>, by James Joyce, the epic is displaced into the streets of Dublin and into the mental flow of the ordinary man.</text:p>
      <text:p text:style-name="Text_20_body">The journey is now interior. To navigate means to decipher language, to explore the labyrinths of memory, and to understand the small odysseys of everyday life.</text:p>
      <text:p text:style-name="Text_20_body">But why evoke Ulysses in a reflection on technology?</text:p>
      <text:p text:style-name="Text_20_body">Because, in a sense, Artificial Intelligence is our new ocean.</text:p>
      <text:p text:style-name="Text_20_body">As the advertiser Daniel Pereira recently remarked in response to a previous article of mine, the dangers that surround us may not be entirely new — “there is nothing new under the sun,” as Ecclesiastes reminds us. What changes is the scale of the voyage.</text:p>
      <text:p text:style-name="Text_20_body">Faced with this new technological sea, we may recognize in the ancient metamorphoses of Ulysses some enduring lessons.</text:p>
      <text:p text:style-name="Text_20_body">From Homer’s hero, we learn the cunning necessary to master our tools.<text:line-break/>From Dante’s Ulysses, we inherit the courage to explore unknown territories.<text:line-break/>And from Joyce, we receive the most difficult warning: that no external adventure can replace the effort to understand ourselves.</text:p>
      <text:p text:style-name="Text_20_body">Technology always expands the horizon of human journeys. But no technical navigation can dispense with a cultural compass.</text:p>
      <text:p text:style-name="Text_20_body">Without the memory of past voyages — those of imagination and literature — we risk losing our way even along the most sophisticated routes of automation.</text:p>
      <text:p text:style-name="Text_20_body">Perhaps that is why it is still worth returning to Ulysses.</text:p>
      <text:p text:style-name="Text_20_body">Before learning to pilot algorithms, humanity had to learn — for millennia — how to navigate stories.</text:p>
      <text:p text:style-name="Horizontal_20_Line"/>
      <text:p text:style-name="Text_20_body"><text:span text:style-name="Strong_20_Emphasis"/></text:p>
      <text:p text:style-name="Horizontal_20_Line"/>
      <text:h text:style-name="Heading_20_1" text:outline-level="1">🧭 1. Título + subtítulo (recomendado)</text:h>
      <text:h text:style-name="Heading_20_2" text:outline-level="2">🏆 Melhor versão (equilíbrio perfeito)</text:h>
      <text:p text:style-name="Text_20_body"><text:span text:style-name="Strong_20_Emphasis">Title</text:span><text:line-break/><text:span text:style-name="Strong_20_Emphasis">The Eternal Navigation: From Ulysses to Artificial Intelligence</text:span></text:p>
      <text:p text:style-name="Text_20_body"><text:span text:style-name="Strong_20_Emphasis">Subtitle</text:span><text:line-break/><text:span text:style-name="Strong_20_Emphasis">What Homer, Dante and Joyce can teach us about navigating the digital age</text:span></text:p>
      <text:p text:style-name="Text_20_body">👉 Por que essa versão é forte:</text:p>
      <text:list text:style-name="L2">
        <text:list-item>
          <text:p text:style-name="P2"><text:soft-page-break/>conecta tradição + tecnologia</text:p>
        </text:list-item>
        <text:list-item>
          <text:p text:style-name="P2">usa nomes reconhecíveis (Homer, Dante, Joyce)</text:p>
        </text:list-item>
        <text:list-item>
          <text:p text:style-name="P2">é clara para o leitor internacional</text:p>
        </text:list-item>
      </text:list>
      <text:p text:style-name="Horizontal_20_Line"/>
      <text:h text:style-name="Heading_20_2" text:outline-level="2">Alternativa mais filosófica</text:h>
      <text:p text:style-name="Text_20_body"><text:span text:style-name="Strong_20_Emphasis">Title</text:span><text:line-break/>Ulysses and the Digital Ocean</text:p>
      <text:p text:style-name="Text_20_body"><text:span text:style-name="Strong_20_Emphasis">Subtitle</text:span><text:line-break/>A reflection on technology, tradition and the art of navigating meaning</text:p>
      <text:p text:style-name="Horizontal_20_Line"/>
      <text:h text:style-name="Heading_20_1" text:outline-level="1">✍️ 2. Ajustes finos no texto (Substack-ready)</text:h>
      <text:p text:style-name="Text_20_body">Seu texto já está excelente — fiz só micro-refinamentos de fluidez:</text:p>
      <text:h text:style-name="Heading_20_3" text:outline-level="3">🔧 Ajustes principais:</text:h>
      <text:list text:style-name="L3">
        <text:list-item>
          <text:p text:style-name="P3">“Artificial Intelligence is our new ocean”<text:line-break/>👉 mantido (ótimo, frase forte)</text:p>
        </text:list-item>
        <text:list-item>
          <text:p text:style-name="P3">Pequena melhora de ritmo em trechos longos</text:p>
        </text:list-item>
        <text:list-item>
          <text:p text:style-name="P3">Uniformização de termos (navigation / voyage)</text:p>
        </text:list-item>
      </text:list>
      <text:h text:style-name="Heading_20_3" text:outline-level="3">🧠 Sugestão editorial importante</text:h>
      <text:p text:style-name="Text_20_body">No Substack, use este formato:</text:p>
      <text:p text:style-name="Horizontal_20_Line"/>
      <text:h text:style-name="Heading_20_3" text:outline-level="3">Estrutura final:</text:h>
      <text:p text:style-name="Text_20_body"><text:span text:style-name="Strong_20_Emphasis">Title</text:span><text:line-break/><text:span text:style-name="Strong_20_Emphasis">Subtitle</text:span></text:p>
      <text:p text:style-name="Text_20_body"><text:span text:style-name="Emphasis">(opcional: cartum aqui)</text:span></text:p>
      <text:p text:style-name="Text_20_body"><text:span text:style-name="Strong_20_Emphasis">Texto</text:span></text:p>
      <text:p text:style-name="Text_20_body"><text:span text:style-name="Emphasis">(final)</text:span></text:p>
      <text:p text:style-name="Text_20_body"><text:span text:style-name="Strong_20_Emphasis">Cartoon by the author.</text:span></text:p>
      <text:p text:style-name="Text_20_body"><text:span text:style-name="Emphasis">If you found this essay interesting, consider subscribing to receive future reflections on technology, culture and philosophy.</text:span></text:p>
      <text:p text:style-name="Horizontal_20_Line"/>
      <text:p text:style-name="Text_20_body">👉 Isso cria:</text:p>
      <text:list text:style-name="L4">
        <text:list-item>
          <text:p text:style-name="P4"><text:soft-page-break/>fechamento elegante</text:p>
        </text:list-item>
        <text:list-item>
          <text:p text:style-name="P4">conversão de leitores</text:p>
        </text:list-item>
      </text:list>
      <text:p text:style-name="Horizontal_20_Line"/>
      <text:h text:style-name="Heading_20_1" text:outline-level="1">🧵 3. Thread pronta para o X</text:h>
      <text:p text:style-name="Text_20_body">Aqui vai uma versão já calibrada:</text:p>
      <text:p text:style-name="Horizontal_20_Line"/>
      <text:h text:style-name="Heading_20_3" text:outline-level="3">🧩 Post 1 (principal)</text:h>
      <text:p text:style-name="Text_20_body">We are entering a new ocean.</text:p>
      <text:p text:style-name="Text_20_body">Not of water — but of algorithms, data and artificial intelligence.</text:p>
      <text:p text:style-name="Text_20_body">But perhaps we have navigated this before.</text:p>
      <text:p text:style-name="Text_20_body">(cartum)</text:p>
      <text:p text:style-name="Horizontal_20_Line"/>
      <text:h text:style-name="Heading_20_3" text:outline-level="3">🧩 Post 2</text:h>
      <text:p text:style-name="Text_20_body">Ulysses has been reinvented for centuries:</text:p>
      <text:p text:style-name="Text_20_body">– Homer: cunning and survival<text:line-break/>– Dante: the pursuit of knowledge<text:line-break/>– Tennyson: resistance to stagnation<text:line-break/>– Joyce: the inner journey</text:p>
      <text:p text:style-name="Horizontal_20_Line"/>
      <text:h text:style-name="Heading_20_3" text:outline-level="3">🧩 Post 3</text:h>
      <text:p text:style-name="Text_20_body">Each version teaches something about how humans face the unknown.</text:p>
      <text:p text:style-name="Text_20_body">Today, AI may be our new sea.</text:p>
      <text:p text:style-name="Horizontal_20_Line"/>
      <text:h text:style-name="Heading_20_3" text:outline-level="3">🧩 Post 4</text:h>
      <text:p text:style-name="Text_20_body">I wrote a short essay connecting Ulysses to the digital age — and what tradition can still teach us about navigating it.</text:p>
      <text:p text:style-name="Horizontal_20_Line"/>
      <text:h text:style-name="Heading_20_3" text:outline-level="3">🧩 Post 5 (link)</text:h>
      <text:p text:style-name="Text_20_body">Full article here:<text:line-break/>[link]</text:p>
      <text:p text:style-name="Text_20_body">#AI #Philosophy</text:p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0:00:25.262368941</meta:creation-date>
    <dc:date>2026-03-17T10:22:47.328910300</dc:date>
    <meta:editing-duration>PT7M46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5" meta:paragraph-count="74" meta:word-count="1038" meta:character-count="6288" meta:non-whitespace-character-count="5306"/>
  </office:meta>
</office:document-meta>
</file>